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OT AGAINST ISRAEL (83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LOT AGAINST ISRAEL (83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iquity (83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iquity (83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grief inflicted by Israel's enemies (8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goal intended of Israel's enemies (83: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LOT AGAINST ISRAEL (83:1-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niquity (83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identity (83:5-8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83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PLOT AGAINST ISRAEL (83:1-8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PETITION BY ISRAEL (83:9-18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-title-Title-Slide" presentation:presentation-page-layout-name="Master1-PPL1" draw:id="Slide-261">
        <draw:frame draw:id="id93" presentation:style-name="a499" draw:name="Title 1" svg:x="1.38in" svg:y="0.83in" svg:width="10.3in" svg:height="4.42in" presentation:class="title" presentation:placeholder="false">
          <draw:text-box>
            <text:p text:style-name="a498" text:class-names="" text:cond-style-name=""><text:span text:style-name="a496" text:class-names="">THE PETITION BY ISRAEL (83:9-18)<text:s text:c="1"/></text:span><text:span text:style-name="a497" text:class-names=""/></text:p>
          </draw:text-box>
          <svg:title/>
          <svg:desc/>
        </draw:frame>
        <draw:frame draw:id="id94" presentation:style-name="a504" draw:name="Subtitle 2" svg:x="1.38in" svg:y="5.25in" svg:width="10.3in" svg:height="1.85in" presentation:class="subtitle" presentation:placeholder="false">
          <draw:text-box>
            <text:p text:style-name="a501" text:class-names="" text:cond-style-name=""><text:span text:style-name="a500" text:class-names=""><text:s text:c="1"/>Concerning those nations (83:13-17)<text:s text:c="1"/>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Concerning those nations (83:13-17)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Blow them away like dust (83:1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Consume them by fire (83: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errify them (83: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Shame and disgrace them (83:16-1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PETITION BY ISRAEL (83:9-18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Concerning those nations (83:13-17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Concerning his name (83:1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PSALM 83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PLOT AGAINST ISRAEL (83:1-8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PETITION BY ISRAEL (83:9-18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3 </dc:title>
    <meta:initial-creator>David STRICKLAND</meta:initial-creator>
    <dc:creator>David STRICKLAND</dc:creator>
    <meta:creation-date>2020-02-23T23:20:00Z</meta:creation-date>
    <dc:date>2020-02-23T23:20:00Z</dc:date>
    <meta:template xlink:href="BibleStudy" xlink:type="simple"/>
    <meta:editing-cycles>1</meta:editing-cycles>
    <meta:editing-duration>PT0S</meta:editing-duration>
    <meta:document-statistic meta:paragraph-count="26" meta:word-count="172"/>
  </office:meta>
</office:document-meta>
</file>